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6.25cm" fo:min-width="18.5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59cm" fo:min-width="1.34cm"/>
    </style:style>
    <style:style style:name="gr3" style:family="graphic" style:parent-style-name="standard">
      <style:graphic-properties draw:fill-color="#ed1c24" draw:textarea-horizontal-align="justify" draw:textarea-vertical-align="middle" draw:auto-grow-height="false" fo:min-height="1.59cm" fo:min-width="1.34cm"/>
    </style:style>
    <style:style style:name="gr4" style:family="graphic" style:parent-style-name="standard">
      <style:graphic-properties draw:fill-color="#0066b3" draw:textarea-horizontal-align="justify" draw:textarea-vertical-align="middle" draw:auto-grow-height="false" fo:min-height="1.59cm" fo:min-width="1.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_32__20_Dots_20_1_20_Dash" draw:marker-start="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149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0066b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0" style:family="paragraph">
      <loext:graphic-properties draw:fill="none" draw:fill-color="#ffffff"/>
      <style:text-properties fo:color="#808080" fo:font-size="24pt" style:font-size-asian="24pt" style:font-size-complex="24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position="-33% 58%" style:font-name="Liberation Sans1" fo:font-size="22pt" style:font-name-asian="Liberation Sans1" style:font-size-asian="22pt" style:font-name-complex="Liberation Sans1" style:font-size-complex="22pt"/>
    </style:style>
    <style:style style:name="T4" style:family="text">
      <style:text-properties style:text-position="-33% 58%" fo:font-size="22pt" style:font-size-asian="22pt" style:font-size-complex="22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1" fo:font-size="22pt" fo:font-style="normal" fo:text-shadow="none" style:text-underline-style="none" fo:font-weight="normal" style:letter-kerning="true" style:font-name-asian="Liberation Sans1" style:font-size-asian="22pt" style:font-style-asian="normal" style:font-weight-asian="normal" style:font-name-complex="Liberation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Liberation Sans1" fo:font-size="22pt" style:font-name-asian="Liberation Sans1" style:font-size-asian="22pt" style:font-name-complex="Liberation Sans1" style:font-size-complex="22pt"/>
    </style:style>
    <style:style style:name="T9" style:family="text">
      <style:text-properties fo:color="#808080" fo:font-size="24pt" style:font-size-asian="24pt" style:font-size-complex="24pt"/>
    </style:style>
    <style:style style:name="T10" style:family="text">
      <style:text-properties fo:color="#808080" style:text-position="-33% 58%" fo:font-size="24pt" style:font-size-asian="24pt" style:font-size-complex="24pt"/>
    </style:style>
    <style:style style:name="T11" style:family="text">
      <style:text-properties fo:color="#808080" style:text-position="0% 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6.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6cm" svg:height="2.6cm" svg:x="9.4cm" svg:y="1.7cm">
          <text:p text:style-name="P2"><text:span text:style-name="T1">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6cm" svg:height="2.6cm" svg:x="5.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6cm" svg:height="2.6cm" svg:x="14.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8cm" svg:y1="3.9cm" svg:x2="7.4cm" svg:y2="9.1cm">
          <text:p/>
        </draw:line>
        <draw:line draw:style-name="gr5" draw:text-style-name="P6" draw:layer="layout" svg:x1="11.7cm" svg:y1="3.9cm" svg:x2="14.4cm" svg:y2="9cm">
          <text:p/>
        </draw:line>
        <draw:frame draw:style-name="gr6" draw:text-style-name="P7" draw:layer="layout" svg:width="2.5cm" svg:height="1.8cm" svg:x="2.9cm" svg:y="15.4cm">
          <draw:text-box>
            <text:p><text:span text:style-name="T2">P</text:span><text:span text:style-name="T3">μ</text:span><text:span text:style-name="T4">1</text:span></text:p>
          </draw:text-box>
        </draw:frame>
        <draw:frame draw:style-name="gr6" draw:text-style-name="P7" draw:layer="layout" svg:width="2.5cm" svg:height="1.8cm" svg:x="7.7cm" svg:y="15.4cm">
          <draw:text-box>
            <text:p><text:span text:style-name="T2">P</text:span><text:span text:style-name="T3">μ2</text:span></text:p>
          </draw:text-box>
        </draw:frame>
        <draw:frame draw:style-name="gr6" draw:text-style-name="P7" draw:layer="layout" svg:width="2.5cm" svg:height="1.8cm" svg:x="13.1cm" svg:y="15.4cm">
          <draw:text-box>
            <text:p><text:span text:style-name="T5">P</text:span><text:span text:style-name="T6">ν1</text:span></text:p>
          </draw:text-box>
        </draw:frame>
        <draw:frame draw:style-name="gr6" draw:text-style-name="P7" draw:layer="layout" svg:width="2.5cm" svg:height="1.8cm" svg:x="17.5cm" svg:y="15.3cm">
          <draw:text-box>
            <text:p><text:span text:style-name="T5">P</text:span><text:span text:style-name="T6">ν</text:span><text:span text:style-name="T3">2</text:span></text:p>
          </draw:text-box>
        </draw:frame>
        <draw:line draw:style-name="gr5" draw:text-style-name="P6" draw:layer="layout" svg:x1="5.4cm" svg:y1="10.9cm" svg:x2="3.5cm" svg:y2="15.6cm">
          <text:p/>
        </draw:line>
        <draw:line draw:style-name="gr5" draw:text-style-name="P6" draw:layer="layout" svg:x1="7.4cm" svg:y1="10.9cm" svg:x2="8.1cm" svg:y2="15.2cm">
          <text:p/>
        </draw:line>
        <draw:line draw:style-name="gr5" draw:text-style-name="P6" draw:layer="layout" svg:x1="14.5cm" svg:y1="11cm" svg:x2="13.8cm" svg:y2="15.4cm">
          <text:p/>
        </draw:line>
        <draw:line draw:style-name="gr5" draw:text-style-name="P6" draw:layer="layout" svg:x1="16.4cm" svg:y1="11cm" svg:x2="18cm" svg:y2="15.2cm">
          <text:p/>
        </draw:line>
        <draw:frame draw:style-name="gr6" draw:text-style-name="P8" draw:layer="layout" svg:width="1.5cm" svg:height="1.8cm" svg:x="6.7cm" svg:y="5.1cm">
          <draw:text-box>
            <text:p><text:span text:style-name="T7">A1</text:span></text:p>
          </draw:text-box>
        </draw:frame>
        <draw:frame draw:style-name="gr6" draw:text-style-name="P8" draw:layer="layout" svg:width="1.5cm" svg:height="1.8cm" svg:x="13.3cm" svg:y="5cm">
          <draw:text-box>
            <text:p><text:span text:style-name="T7">A2</text:span></text:p>
          </draw:text-box>
        </draw:frame>
        <draw:frame draw:style-name="gr7" draw:text-style-name="P9" draw:layer="layout" svg:width="0.947cm" svg:height="1.319cm" svg:x="5.853cm" svg:y="9.281cm">
          <draw:text-box>
            <text:p><text:span text:style-name="T8">μ</text:span></text:p>
          </draw:text-box>
        </draw:frame>
        <draw:frame draw:style-name="gr6" draw:text-style-name="P8" draw:layer="layout" svg:width="1.5cm" svg:height="1.8cm" svg:x="6.7cm" svg:y="5.1cm">
          <draw:text-box>
            <text:p><text:span text:style-name="T7">A1</text:span></text:p>
          </draw:text-box>
        </draw:frame>
        <draw:frame draw:style-name="gr7" draw:text-style-name="P9" draw:layer="layout" svg:width="0.947cm" svg:height="1.319cm" svg:x="14.9cm" svg:y="9.3cm">
          <draw:text-box>
            <text:p><text:span text:style-name="T8">ν</text:span></text:p>
          </draw:text-box>
        </draw:frame>
        <draw:frame draw:style-name="gr8" draw:text-style-name="P8" draw:layer="layout" svg:width="2.4cm" svg:height="1.2cm" svg:x="1.4cm" svg:y="12.1cm">
          <draw:text-box>
            <text:p><text:span text:style-name="T7">A1.A1</text:span></text:p>
          </draw:text-box>
        </draw:frame>
        <draw:frame draw:style-name="gr8" draw:text-style-name="P8" draw:layer="layout" svg:width="2.4cm" svg:height="1.2cm" svg:x="8cm" svg:y="12cm">
          <draw:text-box>
            <text:p><text:span text:style-name="T7">A1.A2</text:span></text:p>
          </draw:text-box>
        </draw:frame>
        <draw:frame draw:style-name="gr8" draw:text-style-name="P8" draw:layer="layout" svg:width="2.4cm" svg:height="1.2cm" svg:x="11.7cm" svg:y="12.1cm">
          <draw:text-box>
            <text:p><text:span text:style-name="T7">A2.A1</text:span></text:p>
          </draw:text-box>
        </draw:frame>
        <draw:frame draw:style-name="gr8" draw:text-style-name="P8" draw:layer="layout" svg:width="2.4cm" svg:height="1.2cm" svg:x="17.5cm" svg:y="12.1cm">
          <draw:text-box>
            <text:p><text:span text:style-name="T7">A2.A2</text:span></text:p>
          </draw:text-box>
        </draw:frame>
        <draw:connector draw:style-name="gr9" draw:text-style-name="P6" draw:layer="layout" draw:type="curve" svg:x1="11.62cm" svg:y1="3.92cm" svg:x2="7.7cm" svg:y2="10cm" draw:start-shape="id1" draw:start-glue-point="9" draw:end-shape="id2" draw:end-glue-point="10" svg:d="M11620 3920c0 4054-1306 6080-3920 6080" svg:viewBox="0 0 3921 6081">
          <text:p/>
        </draw:connector>
        <draw:connector draw:style-name="gr10" draw:text-style-name="P6" draw:layer="layout" draw:type="curve" svg:x1="9.78cm" svg:y1="3.92cm" svg:x2="14.1cm" svg:y2="10cm" draw:start-shape="id1" draw:start-glue-point="7" draw:end-shape="id3" draw:end-glue-point="6" svg:d="M9780 3920c0 4054 1440 6080 4320 6080" svg:viewBox="0 0 4321 6081">
          <text:p/>
        </draw:connector>
        <draw:frame draw:style-name="gr11" draw:text-style-name="P10" draw:layer="layout" svg:width="3.8cm" svg:height="1.399cm" svg:x="9.1cm" svg:y="7.9cm">
          <draw:text-box>
            <text:p><text:span text:style-name="T9">P</text:span><text:span text:style-name="T10">T </text:span><text:span text:style-name="T11">= 0.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8:17:48.041246810</meta:creation-date>
    <dc:date>2019-07-11T18:49:27.859314173</dc:date>
    <meta:editing-duration>PT9M25S</meta:editing-duration>
    <meta:editing-cycles>2</meta:editing-cycles>
    <meta:generator>LibreOffice/6.0.7.3$Linux_X86_64 LibreOffice_project/00m0$Build-3</meta:generator>
    <meta:document-statistic meta:object-count="26"/>
  </office:meta>
</office:document-meta>
</file>